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7.004cm" style:rel-column-width="3971*"/>
    </style:style>
    <style:style style:name="Таблица1.B" style:family="table-column">
      <style:table-column-properties style:column-width="10.585cm" style:rel-column-width="600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language="ru" fo:country="RU" officeooo:rsid="0001fc9f" officeooo:paragraph-rsid="0001fc9f"/>
    </style:style>
    <style:style style:name="P2" style:family="paragraph" style:parent-style-name="Table_20_Contents">
      <style:text-properties fo:language="ru" fo:country="RU" officeooo:rsid="0002cbe9" officeooo:paragraph-rsid="0002cbe9"/>
    </style:style>
    <style:style style:name="P3" style:family="paragraph" style:parent-style-name="Table_20_Contents">
      <style:text-properties fo:language="ru" fo:country="RU" officeooo:rsid="0003eb4a" officeooo:paragraph-rsid="0003eb4a"/>
    </style:style>
    <style:style style:name="P4" style:family="paragraph" style:parent-style-name="Table_20_Contents">
      <style:text-properties fo:language="ru" fo:country="RU" fo:font-weight="bold" officeooo:rsid="0003eb4a" officeooo:paragraph-rsid="0003eb4a" style:font-weight-asian="bold" style:font-weight-complex="bold"/>
    </style:style>
    <style:style style:name="P5" style:family="paragraph" style:parent-style-name="Table_20_Contents">
      <style:text-properties fo:language="ru" fo:country="RU" officeooo:rsid="00054595" officeooo:paragraph-rsid="00054595"/>
    </style:style>
    <style:style style:name="P6" style:family="paragraph" style:parent-style-name="Table_20_Contents">
      <style:text-properties fo:language="ru" fo:country="RU" officeooo:rsid="00068aca" officeooo:paragraph-rsid="00068aca"/>
    </style:style>
    <style:style style:name="P7" style:family="paragraph" style:parent-style-name="Table_20_Contents">
      <style:text-properties fo:language="ru" fo:country="RU" officeooo:rsid="00075e36" officeooo:paragraph-rsid="00075e36"/>
    </style:style>
    <style:style style:name="P8" style:family="paragraph" style:parent-style-name="Table_20_Contents">
      <style:text-properties fo:language="ru" fo:country="RU" officeooo:rsid="00075e36" officeooo:paragraph-rsid="00084f15"/>
    </style:style>
    <style:style style:name="P9" style:family="paragraph" style:parent-style-name="Table_20_Contents">
      <style:text-properties fo:font-weight="bold" officeooo:rsid="0001fc9f" officeooo:paragraph-rsid="0001fc9f" style:font-weight-asian="bold" style:font-weight-complex="bold"/>
    </style:style>
    <style:style style:name="P10" style:family="paragraph" style:parent-style-name="Table_20_Contents">
      <style:text-properties officeooo:paragraph-rsid="0003eb4a"/>
    </style:style>
    <style:style style:name="P11" style:family="paragraph" style:parent-style-name="Table_20_Contents">
      <style:text-properties officeooo:paragraph-rsid="00084f15"/>
    </style:style>
    <style:style style:name="P12" style:family="paragraph" style:parent-style-name="Text_20_body">
      <style:text-properties fo:language="ru" fo:country="RU" officeooo:rsid="0001fc9f" officeooo:paragraph-rsid="0001fc9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eb4a"/>
    </style:style>
    <style:style style:name="T3" style:family="text">
      <style:text-properties fo:language="en" fo:country="US" officeooo:rsid="00084f15"/>
    </style:style>
    <style:style style:name="T4" style:family="text">
      <style:text-properties fo:language="ru" fo:country="RU" officeooo:rsid="0003eb4a"/>
    </style:style>
    <style:style style:name="T5" style:family="text">
      <style:text-properties fo:language="ru" fo:country="RU" officeooo:rsid="00084f15"/>
    </style:style>
    <style:style style:name="T6" style:family="text">
      <style:text-properties officeooo:rsid="00075e36"/>
    </style:style>
    <style:style style:name="T7" style:family="text">
      <style:text-properties officeooo:rsid="00084f1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Ответы нужно давать лаконичные, <text:span text:style-name="T6">достаточно продемонстрировать понимание предмета</text:span>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Ф.И.О.</text:p>
          </table:table-cell>
          <table:table-cell table:style-name="Таблица1.B1" office:value-type="string">
            <text:p text:style-name="Table_20_Contents"/>
          </table:table-cell>
        </table:table-row>
        <table:table-row>
          <table:table-cell table:style-name="Таблица1.A2" table:number-columns-spanned="2" office:value-type="string">
            <text:p text:style-name="P9">Java</text:p>
          </table:table-cell>
          <table:covered-table-cell/>
        </table:table-row>
        <table:table-row>
          <table:table-cell table:style-name="Таблица1.A3" office:value-type="string">
            <text:p text:style-name="P1">Что такое переопределение метода?</text:p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2">Какие бывают виды классов?</text:p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2">Как и зачем можно использовать модификатор <text:span text:style-name="T1">final?</text:span></text:p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3">Какие есть варианты использования ключевого слова <text:span text:style-name="T1">try?</text:span></text:p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10"><text:span text:style-name="T4">Какие есть стандартные реализации интерфейса </text:span><text:span text:style-name="T2">List </text:span><text:span text:style-name="T4">и в каких ситуациях их нужно использовать?</text:span></text:p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5">В чём основная идея стримов из пакета java.util.stream?</text:p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2" table:number-columns-spanned="2" office:value-type="string">
            <text:p text:style-name="P4">Разное</text:p>
          </table:table-cell>
          <table:covered-table-cell/>
        </table:table-row>
        <table:table-row>
          <table:table-cell table:style-name="Таблица1.A3" office:value-type="string">
            <text:p text:style-name="P3">Каким критериям должна удовлетворять «хорошая» хэш-функция?</text:p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6">В чём причина популярности и широкого распространения кодировки <text:span text:style-name="T1">UTF-8?</text:span></text:p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8"><text:span text:style-name="T7">Сравните форматы </text:span><text:span text:style-name="T3">XML </text:span><text:span text:style-name="T7">и </text:span><text:span text:style-name="T3">JSON. </text:span><text:span text:style-name="T7">Когда какой использовать?</text:span></text:p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7">Опишите что будет происходить «под капотом» после ввода адреса сайта в браузере и нажатия <text:span text:style-name="T1">Enter?</text:span></text:p>
          </table:table-cell>
          <table:table-cell table:style-name="Таблица1.A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5-08T14:42:23.226000000</dc:date>
    <meta:editing-duration>PT9M27S</meta:editing-duration>
    <meta:editing-cycles>3</meta:editing-cycles>
    <meta:document-statistic meta:table-count="1" meta:image-count="0" meta:object-count="0" meta:page-count="1" meta:paragraph-count="14" meta:word-count="92" meta:character-count="685" meta:non-whitespace-character-count="607"/>
  </office:meta>
</office:document-meta>
</file>